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5.58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Cabeça</text:p>
          </table:table-cell>
          <table:table-cell table:style-name="ce1" office:value-type="string">
            <text:p>Pescoço</text:p>
          </table:table-cell>
          <table:table-cell table:style-name="ce1" office:value-type="string">
            <text:p>Tronco</text:p>
          </table:table-cell>
          <table:table-cell table:style-name="ce1" office:value-type="string">
            <text:p>Membros</text:p>
          </table:table-cell>
          <table:table-cell table:style-name="ce1" office:value-type="string">
            <text:p>Patas</text:p>
          </table:table-cell>
          <table:table-cell table:style-name="ce1" office:value-type="string">
            <text:p>Cauda</text:p>
          </table:table-cell>
        </table:table-row>
        <table:table-row table:style-name="ro3">
          <table:table-cell office:value-type="string">
            <text:p>KRP_BRI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5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6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7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BRI_008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BRI_009</text:p>
          </table:table-cell>
          <table:table-cell office:value-type="string">
            <text:p>NA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1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2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3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4</text:p>
          </table:table-cell>
          <table:table-cell office:value-type="string">
            <text:p>Arredondada com chifres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5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6</text:p>
          </table:table-cell>
          <table:table-cell office:value-type="string">
            <text:p>NA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7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8</text:p>
          </table:table-cell>
          <table:table-cell office:value-type="string">
            <text:p>Arredondada com concavidade e chifres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9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0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5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6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7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CB4_001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Artio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CB4_002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KRP_CB4_003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KRP_CB4_004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KRP_CB4_005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CB4_006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CGA_001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LMR_001</text:p>
          </table:table-cell>
          <table:table-cell office:value-type="string">
            <text:p>Circular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JR2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PDV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V_002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S_001</text:p>
          </table:table-cell>
          <table:table-cell office:value-type="string">
            <text:p>Circular com língua</text:p>
          </table:table-cell>
          <table:table-cell office:value-type="string">
            <text:p>N.R.</text:p>
          </table:table-cell>
          <table:table-cell office:value-type="string">
            <text:p>Circ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EDJ_001</text:p>
          </table:table-cell>
          <table:table-cell table:number-columns-repeated="2"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24</text:p>
          </table:table-cell>
          <table:table-cell office:value-type="string">
            <text:p>Linh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SC1_001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Penta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PDF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F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F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CD1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4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MG_001</text:p>
          </table:table-cell>
          <table:table-cell office:value-type="string">
            <text:p>Retang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etra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MG_002</text:p>
          </table:table-cell>
          <table:table-cell office:value-type="string">
            <text:p>NA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DM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FDM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FDM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FDV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5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6</text:p>
          </table:table-cell>
          <table:table-cell office:value-type="string">
            <text:p>Arredondada com concavidade e chifres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7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LDC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LDC_002</text:p>
          </table:table-cell>
          <table:table-cell office:value-type="string">
            <text:p>Retang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LCZ_001</text:p>
          </table:table-cell>
          <table:table-cell table:number-columns-repeated="2" office:value-type="string">
            <text:p>N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LCZ_002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LCZ_003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CZ_004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CZ_005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CZ_006</text:p>
          </table:table-cell>
          <table:table-cell office:value-type="string">
            <text:p>Arredondada com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SDE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DE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DE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DE_00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5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6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7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8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9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0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2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3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SDE_015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VO_001</text:p>
          </table:table-cell>
          <table:table-cell office:value-type="string">
            <text:p>Arredondada com chifres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SVO_002</text:p>
          </table:table-cell>
          <table:table-cell office:value-type="string">
            <text:p>N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TU1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TU1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TU1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TU1_00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DG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DG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MXT_TGR_001</text:p>
          </table:table-cell>
          <table:table-cell office:value-type="string">
            <text:p>Arredondada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GR_002</text:p>
          </table:table-cell>
          <table:table-cell office:value-type="string">
            <text:p>Arredondada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GR_003</text:p>
          </table:table-cell>
          <table:table-cell table:number-columns-repeated="2" office:value-type="string">
            <text:p>N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TGR_004</text:p>
          </table:table-cell>
          <table:table-cell office:value-type="string">
            <text:p>N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DP_001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 table:number-rows-repeated="104847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ilh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2">22/10/2022</text:date>, <text:time>13:59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onseca</meta:initial-creator>
    <meta:creation-date>2022-10-09T14:45:55.12</meta:creation-date>
    <dc:date>2022-10-22T13:59:56.74</dc:date>
    <dc:creator>Thiago Fonseca</dc:creator>
    <meta:editing-duration>PT4M29S</meta:editing-duration>
    <meta:editing-cycles>2</meta:editing-cycles>
    <meta:generator>OpenOffice/4.1.13$Win32 OpenOffice.org_project/4113m1$Build-9810</meta:generator>
    <meta:document-statistic meta:table-count="3" meta:cell-count="679" meta:object-count="0"/>
  </office:meta>
</office:document-meta>
</file>